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18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4">DPAS/SIS/BADA/SUSPENSION/</text:span><text:span text:style-name="T4"><text:date style:data-style-name="N106" text:date-value="2015-04-23T11:14:35.09">2015</text:date></text:span></text:p>
              <text:p text:style-name="P8"><text:span text:style-name="T3"><text:s text:c="8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4-23T11:14:35.09">23/04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</text:p>
        <text:p text:style-name="P4"/>
        <text:p text:style-name="P14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/text:span><text:span text:style-name="T7"><text:date style:data-style-name="N107" text:date-value="2015-04-23T11:14:35.10">avril 2015</text:date></text:span> payable en <text:date style:data-style-name="N107" text:date-value="2015-04-23T11:14:35.10" text:date-adjust="PT744H00M00S">mai 2015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départemental,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4">afin de souscrire un Contrat d’Engagement Réciproque (CER). Sans CER de votre part dans un délai d’un mois, votre dossier repassera en commission et vous vous exposerez à une suspension totale de votre RSA.</text:p>
        <text:p text:style-name="P14"/>
        <text:p text:style-name="P4">Je reste à votre entière disposition pour tout renseignement complémentaire.</text:p>
        <text:p text:style-name="P4"/>
        <text:p text:style-name="P6">Je vous prie de croire, <text:user-field-get text:name="personne_qual"/>, à l'assurance de mes salutations distinguées.</text:p>
        <text:p text:style-name="P15"/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4:35.06</dc:date>
    <dc:creator>linda baitech</dc:creator>
    <meta:editing-duration>PT06H03M09S</meta:editing-duration>
    <meta:editing-cycles>106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04" meta:character-count="1303"/>
  </office:meta>
</office:document-meta>
</file>